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ace</text:p>
          </table:table-cell>
          <table:table-cell office:value-type="string">
            <text:p>Health</text:p>
          </table:table-cell>
          <table:table-cell office:value-type="string">
            <text:p>Mana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hield Armor</text:p>
          </table:table-cell>
          <table:table-cell office:value-type="string">
            <text:p>Wallet</text:p>
          </table:table-cell>
          <table:table-cell office:value-type="string">
            <text:p>Attack</text:p>
          </table:table-cell>
          <table:table-cell office:value-type="string">
            <text:p>Initiativ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man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lf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war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nom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rc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gre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rr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ixi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etherSou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efling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in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oblin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mon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dritchHorror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m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roll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ia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ole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Hobgobli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ag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orloc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ngel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oz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entau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evi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inosau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oppelgGanger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antEag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lemental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injaPantherDrag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rrelofMonkeys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argoyl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hou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Harp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Hydr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izardFol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engu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ur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hampir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ak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angingManTree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ellHoun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loth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eadPeachTree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Quick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ivingTree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venan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ringHellJac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careCrow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urderofCrow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corp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Sir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eepyDolls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rcho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lockwor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yclop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orogumo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Spiders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Sphinx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12/01/2016</text:date>, <text:time>19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8:08:27.49</meta:creation-date>
    <dc:date>2016-12-01T19:42:25.17</dc:date>
    <meta:editing-duration>PT1H33M58S</meta:editing-duration>
    <meta:editing-cycles>3</meta:editing-cycles>
    <meta:generator>OpenOffice/4.1.3$Win32 OpenOffice.org_project/413m1$Build-9783</meta:generator>
    <meta:document-statistic meta:table-count="3" meta:cell-count="600" meta:object-count="0"/>
  </office:meta>
</office:document-meta>
</file>